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style:font-name-complex="Arial1"/>
    </style:style>
    <style:style style:name="P3" style:family="paragraph" style:parent-style-name="Standard">
      <style:paragraph-properties fo:text-align="center" style:justify-single-word="false"/>
      <style:text-properties style:font-name="Arial" style:font-name-complex="Arial1"/>
    </style:style>
    <style:style style:name="P4" style:family="paragraph" style:parent-style-name="Standard">
      <style:paragraph-properties fo:text-align="justify" style:justify-single-word="false"/>
      <style:text-properties style:font-name="Arial" style:font-name-complex="Arial1"/>
    </style:style>
    <style:style style:name="P5" style:family="paragraph" style:parent-style-name="Standard">
      <style:paragraph-properties fo:text-align="justify" style:justify-single-word="false"/>
    </style:style>
    <style:style style:name="P6" style:family="paragraph" style:parent-style-name="Standard" style:master-page-name="Standard">
      <style:paragraph-properties fo:text-align="center" style:justify-single-word="false" style:page-number="auto"/>
    </style:style>
    <style:style style:name="P7" style:family="paragraph" style:parent-style-name="List_20_Paragraph" style:list-style-name="WWNum1">
      <style:paragraph-properties fo:text-align="justify" style:justify-single-word="false"/>
    </style:style>
    <style:style style:name="T1" style:family="text">
      <style:text-properties style:font-name="Arial" style:font-name-complex="Arial1"/>
    </style:style>
    <style:style style:name="T2" style:family="text">
      <style:text-properties style:font-name="Arial" style:font-name-asian="Times New Roman" style:font-name-complex="Arial1"/>
    </style:style>
    <style:style style:name="T3" style:family="text">
      <style:text-properties style:text-position="sub 58%" style:font-name="Arial" style:font-name-complex="Arial1"/>
    </style:style>
    <style:style style:name="T4" style:family="text">
      <style:text-properties style:text-position="sub 58%" style:font-name="Arial" style:font-name-asian="Times New Roman" style:font-name-complex="Arial1"/>
    </style:style>
    <style:style style:name="T5" style:family="text">
      <style:text-properties style:text-position="super 58%" style:font-name="Arial" style:font-name-complex="Arial1"/>
    </style:style>
    <style:style style:name="T6" style:family="text">
      <style:text-properties fo:color="#0000ff" style:font-name="Arial" style:font-name-complex="Arial1"/>
    </style:style>
    <style:style style:name="T7" style:family="text">
      <style:text-properties fo:color="#222222" style:font-name="Arial" style:text-underline-style="none" fo:background-color="#ffffff" loext:char-shading-value="0" style:font-name-asian="Times New Roman" style:font-name-complex="Arial1"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GoBack"/><text:span text:style-name="T1">Project Proposal for EECS Senior Design </text:span></text:p>
      <text:p text:style-name="P1"><text:span text:style-name="T1">CptS-421 - Spring 2016</text:span></text:p>
      <text:p text:style-name="P3"/>
      <text:p text:style-name="P1"><text:span text:style-name="T1">An Online Visual Range Laboratory and Forum: </text:span></text:p>
      <text:p text:style-name="P1"><text:span text:style-name="T1">Supporting Collaborative Exploration of the Utility of Vr Estimation of Air Quality </text:span></text:p>
      <text:p text:style-name="P1"><text:span text:style-name="T1">During Wildfire Periods</text:span></text:p>
      <text:p text:style-name="P2"/>
      <text:p text:style-name="P1"><text:span text:style-name="T1">Mentors: Joe Vaughan and Brian Lamb</text:span></text:p>
      <text:p text:style-name="P1"><text:span text:style-name="T1">Laboratory for Atmospheric Research</text:span></text:p>
      <text:p text:style-name="P1"><text:span text:style-name="T1">Department of Civil and Environmental Engineering</text:span></text:p>
      <text:p text:style-name="P1"><text:span text:style-name="T1">Voiland College of Engineering and Architecture</text:span></text:p>
      <text:p text:style-name="P1"><text:span text:style-name="T1">Washington State University</text:span></text:p>
      <text:p text:style-name="P2"/>
      <text:p text:style-name="P2"/>
      <text:p text:style-name="P1"><text:span text:style-name="T1">The Problem</text:span></text:p>
      <text:p text:style-name="P4"/>
      <text:p text:style-name="P5"><text:span text:style-name="T1">The </text:span><text:a xlink:type="simple" xlink:href="https://www.firescience.gov/index.cfm"><text:span text:style-name="T1">Joint Fire Science Program</text:span></text:a><text:span text:style-name="T1"> (JFSP), a consortium of federal land management (FLM) agencies cooperating to address problems associated with wildfires, wants to know how useful visibility can be for specifying air quality, particularly in the context of wildfire smoke affecting both visibility and air quality, and through air quality, affecting human health.</text:span></text:p>
      <text:p text:style-name="P4"/>
      <text:p text:style-name="P1"><text:span text:style-name="T1">Background</text:span></text:p>
      <text:p text:style-name="P4"/>
      <text:p text:style-name="P5"><text:span text:style-name="T1">Visibility can be expressed in terms of Visual Range (Vr has units of miles or meters) (</text:span><text:a xlink:type="simple" xlink:href="http://digitalcommons.unl.edu/cgi/viewcontent.cgi?article=1004&amp;context=jfspresearch"><text:span text:style-name="T1">Malm and Schichtel, 2013</text:span></text:a><text:span text:style-name="T1">; O’Neill et al., 2013). <text:s/>Vr is a measurement (or visual estimate) of visibility of distant objects and of scenic vistas. <text:s/>The relevant air quality parameter is PM</text:span><text:span text:style-name="T3">2.5</text:span><text:span text:style-name="T1">, the mass volume concentration of particulates of aerodynamic diameter ≤ 2.5 micron. <text:s/>PM</text:span><text:span text:style-name="T3">2.5</text:span><text:span text:style-name="T1"> units are micrograms per cubic meter [μg/m</text:span><text:span text:style-name="T5">3</text:span><text:span text:style-name="T1">]. <text:s/>For public health information, PM</text:span><text:span text:style-name="T3">2.5</text:span><text:span text:style-name="T1"> is converted to an Air Quality Index Value (AQI). <text:s/>The AQI scale, designed for communication air quality in terms of risk to human health, is described in an </text:span><text:a xlink:type="simple" xlink:href="http://airnow.gov/index.cfm?action=aqibasics.aqi"><text:span text:style-name="T6">AirNow</text:span></text:a><text:span text:style-name="T1"> document.</text:span></text:p>
      <text:p text:style-name="P4"/>
      <text:p text:style-name="P5"><text:span text:style-name="T1">Vr has been related to PM2.5 in various studies as reviewed by Malm and Schichtel (2013), e.g.: </text:span></text:p>
      <text:p text:style-name="P1"><text:span text:style-name="T1">Vr**(0.98) * PM</text:span><text:span text:style-name="T3">2.5</text:span><text:span text:style-name="T1"> <text:s/>= 622.</text:span></text:p>
      <text:p text:style-name="P4"/>
      <text:p text:style-name="P5"><text:span text:style-name="T1">Vr can also be related to other visibility and extinction parameters as follows:</text:span></text:p>
      <text:p text:style-name="P1"><text:span text:style-name="T2">H[dv] = 10 ln (b</text:span><text:span text:style-name="T4">ext </text:span><text:span text:style-name="T2">/ (0.01 km-1)) = 10 ln (391 km / Vr)</text:span></text:p>
      <text:p text:style-name="P5"><text:span text:style-name="T1">where H is haziness is expressed in deciviews and, b</text:span><text:span text:style-name="T3">ext</text:span><text:span text:style-name="T1"> is the extinction factor (</text:span><text:a xlink:type="simple" xlink:href="http://vista.cira.colostate.edu/improve/publications/NewsLetters/apr_93.pdf"><text:span text:style-name="T1">Improve Newsletter, April 1993)</text:span></text:a><text:span text:style-name="T1">.</text:span></text:p>
      <text:p text:style-name="P4"/>
      <text:p text:style-name="P5"><text:span text:style-name="T1">In their 2013 report, Malm and Schichtel recommend the creation of a smart phone application to compute Vr directly from a scene observed with a smart phone camera. <text:s/>This is a <text:s/>highly desirable product.</text:span></text:p>
      <text:p text:style-name="P4"/>
      <text:p text:style-name="P4"><text:soft-page-break/></text:p>
      <text:p text:style-name="P1"><text:span text:style-name="T1">AIRPACT Project</text:span></text:p>
      <text:p text:style-name="P1"><text:span text:style-name="T1"><text:s/></text:span></text:p>
      <text:p text:style-name="P5"><text:span text:style-name="T1">The Laboratory For Atmospheric Research (LAR) has been developing the </text:span><text:a xlink:type="simple" xlink:href="http://www.lar.wsu.edu/airpact/"><text:span text:style-name="T6">AIRPACT</text:span></text:a><text:span text:style-name="T1"> air-quality forecasting system since 2000. <text:s/>AIRPACT is an operational modeling system, running nightly, forecasting air quality, including PM</text:span><text:span text:style-name="T3">2.5</text:span><text:span text:style-name="T1">, on an hourly time step on a 4-km grid. <text:s/>This system uses numerical weather forecasts and estimates of emissions of pollutants, along with boundary and initial conditions for air chemistry (air quality) to run the Community Multi-scale Air Quality model, CMAQ. <text:s/>AIRPACT simulates the evolution of the atmosphere due to meteorology, emissions, pollutant production and removal processes and the influences of initial and boundary conditions. <text:s/>The current AIRPACT domain, 258 cells East-West by 285 cells North-South, covers the Pacific and Inland Northwest region of Idaho, Oregon and Washington. <text:s/></text:span><text:a xlink:type="simple" xlink:href="http://www.lar.wsu.edu/airpact/"><text:span text:style-name="T1">AIRPACT-4</text:span></text:a><text:span text:style-name="T1"> is currently operational; AIRPACT-5 is being tested to replace it. </text:span></text:p>
      <text:p text:style-name="P4"/>
      <text:p text:style-name="P5"><text:span text:style-name="T1">AIRPACT-Fire: <text:s/>JFSP is funding a new project led by LAR to: 1) improve AIRPACT wildfire emissions, 2) improve communication of air-quality forecasts including wildfire smoke effects, and 3) to explore the potential utility of using visual range estimates to specify air quality in terms of AQI. <text:s/></text:span></text:p>
      <text:p text:style-name="P4"/>
      <text:p text:style-name="P1"><text:span text:style-name="T1">The Proposed Project </text:span></text:p>
      <text:p text:style-name="P4"/>
      <text:p text:style-name="P5"><text:span text:style-name="T1">AIRPACT-Fire needs a website for collection and analysis of estimates of visual range by expert users. <text:s/>The website is expected to become a collaborative virtual laboratory for collection, comparison and analysis of visual range estimates and associated photographs. <text:s/>Expert users will be identified and invited to participate; only expert users and project staff will be able to contribute content and information to the website, but it should be viewable by others. <text:s/>The website should support uploads of digital images, photographs, from both computers and cell phones, along with related metadata about the image and view, as well as specification of the estimated Vr (in miles or meters) and arbitrary text. <text:s/>Uploads of Vr imagery, Vr estimates and text should be supported from both web browsers and common smart phones; thus a smart phone application must be developed. </text:span></text:p>
      <text:p text:style-name="P4"/>
      <text:p text:style-name="P5"><text:span text:style-name="T1">The website and the smart phone application should together support the basic functionality discussed in the foregoing. <text:s/>The smart phone app may build upon the AIRPACT smart phone app developed by the EECS Design Team (Dasch et al., 2015). <text:s/>Beyond the collection of imagery, metadata and text, the website also is expected to host tools supporting the user community’s collaborative review, reanalysis and commentary on the imagery and VR estimates; these tools and functions are still to be specified, contingent on research by the project mentors on the AIRPACT-Fire project. <text:s/>The functions will likely include some image analysis and manipulation capabilities.</text:span></text:p>
      <text:p text:style-name="P4"/>
      <text:p text:style-name="P5"><text:soft-page-break/><text:span text:style-name="T1">Expert users will be recruited from within FLM and similar state agencies and invited to join the visual range project website. <text:s/>JFSP should be helpful in identifying likely participants and the </text:span><text:a xlink:type="simple" xlink:href="http://lar.wsu.edu/nw-airquest/"><text:span text:style-name="T1">NW-AIRQUEST</text:span></text:a><text:span text:style-name="T1"> consortium will also be canvassed. <text:s/>Basically, expert users will be professional staff working in agency settings on federal or state lands such that they are intimately familiarity with their terrain and can regularly observe natural features, e.g. mountains, can regularly photograph those scenes and confidently estimate Vr and upload their photos and report their estimates for Vr. <text:s/>Below, desired functionality is listed by platform and by suggested project phase.</text:span></text:p>
      <text:p text:style-name="P4"/>
      <text:p text:style-name="P5"><text:span text:style-name="T1">The Phase I webpage application would have:</text:span></text:p>
      <text:list xml:id="list7738931334608916003" text:style-name="WWNum1">
        <text:list-item>
          <text:p text:style-name="P7"><text:span text:style-name="T1">Access control system, allowing membership application and approval, limiting full participation to qualified expert users,</text:span></text:p>
        </text:list-item>
        <text:list-item>
          <text:p text:style-name="P7"><text:span text:style-name="T1">Upload of photos, metadata and Vr value estimates.</text:span></text:p>
        </text:list-item>
        <text:list-item>
          <text:p text:style-name="P7"><text:span text:style-name="T1">Uploading of other textual data on visibility (Vr), haziness, extinction coefficients and/or other parameters including PM</text:span><text:span text:style-name="T3">2.5</text:span><text:span text:style-name="T1">,</text:span></text:p>
        </text:list-item>
        <text:list-item>
          <text:p text:style-name="P7"><text:span text:style-name="T1">Access to AIRPACT forecast-derived Vr and in situ measurement of PM</text:span><text:span text:style-name="T3">2.5</text:span><text:span text:style-name="T1">, b</text:span><text:span text:style-name="T3">ext</text:span><text:span text:style-name="T1"> and other monitor results relating to Vr, where available,</text:span></text:p>
        </text:list-item>
        <text:list-item>
          <text:p text:style-name="P7"><text:span text:style-name="T1">A forum function supporting discussion of the project activities.</text:span></text:p>
        </text:list-item>
      </text:list>
      <text:p text:style-name="P4"/>
      <text:p text:style-name="P5"><text:span text:style-name="T1">The Phase I smart phone application would have:</text:span></text:p>
      <text:list xml:id="list110401588514565" text:continue-numbering="true" text:style-name="WWNum1">
        <text:list-item>
          <text:p text:style-name="P7"><text:span text:style-name="T1">Upload of photos, metadata and Vr value estimates,</text:span></text:p>
        </text:list-item>
        <text:list-item>
          <text:p text:style-name="P7"><text:span text:style-name="T1">Uploading of other textual data on visibility (Vr), haziness, extinction coefficients and/or other parameters including PM</text:span><text:span text:style-name="T3">2.5</text:span><text:span text:style-name="T1">,</text:span></text:p>
        </text:list-item>
        <text:list-item>
          <text:p text:style-name="P7"><text:span text:style-name="T1">Access to AIRPACT forecast-derived Vr and in situ measurement of PM</text:span><text:span text:style-name="T3">2.5</text:span><text:span text:style-name="T1">, b</text:span><text:span text:style-name="T3">ext</text:span><text:span text:style-name="T1"> and other monitor results relating to Vr, where available.</text:span></text:p>
        </text:list-item>
      </text:list>
      <text:p text:style-name="P4"/>
      <text:p text:style-name="P5"><text:span text:style-name="T1">The Phase II webpage application should also have:</text:span></text:p>
      <text:list xml:id="list110400610008451" text:continue-numbering="true" text:style-name="WWNum1">
        <text:list-item>
          <text:p text:style-name="P7"><text:span text:style-name="T1">Image analysis software (yet to be identified), which may include grading and sorting of Vr imagery based on user perception and/or analytical and monitoring results,</text:span></text:p>
        </text:list-item>
        <text:list-item>
          <text:p text:style-name="P7"><text:span text:style-name="T1">Displays for flexible analysis, comparison and ordering of data and photos,</text:span></text:p>
        </text:list-item>
        <text:list-item>
          <text:p text:style-name="P7"><text:span text:style-name="T1">Potential for user contributed software development for image analysis, possibly using iPython notebooks or similar technology.</text:span></text:p>
        </text:list-item>
      </text:list>
      <text:p text:style-name="P4"/>
      <text:p text:style-name="P5"><text:span text:style-name="T1">The Phase II smart phone application should:</text:span></text:p>
      <text:list xml:id="list110401493410956" text:continue-numbering="true" text:style-name="WWNum1">
        <text:list-item>
          <text:p text:style-name="P7"><text:span text:style-name="T1">compute Vr directly from a scene observed with a smart phone camera, and report the image, Vr, metadata and text to the website.</text:span></text:p>
        </text:list-item>
      </text:list>
      <text:p text:style-name="P4"/>
      <text:p text:style-name="P5"><text:span text:style-name="T1">Project support will be available from the AIRPACT team, including guidance/mentoring by Drs. Vaughan and Lamb, and AIRPACT website-side support by Jennifer Hinds.</text:span></text:p>
      <text:p text:style-name="P4"/>
      <text:p text:style-name="P4"/>
      <text:p text:style-name="P4"/>
      <text:p text:style-name="P4"><text:soft-page-break/></text:p>
      <text:p text:style-name="P4"/>
      <text:p text:style-name="P4"/>
      <text:p text:style-name="P1"><text:span text:style-name="T1">References:</text:span></text:p>
      <text:p text:style-name="P4"/>
      <text:p text:style-name="Standard"><text:span text:style-name="T1">Riley Dasch, Sam Fields, Manjot Brar, Christopher John, Ryan Donahoerom, 2015, AIRPACT Mobile Application and Sensor. (a poster presentation for WSU, EECS Senior Design Class, CptS 421, December 2015).</text:span></text:p>
      <text:p text:style-name="P4"/>
      <text:p text:style-name="Standard"><text:span text:style-name="T1">Malm and Schichtel, 2013, </text:span><text:a xlink:type="simple" xlink:href="http://digitalcommons.unl.edu/cgi/viewcontent.cgi?article=1004&amp;context=jfspresearch"><text:span text:style-name="T7">UNCERTAINTY ASSOCIATED WITH ESTIMATING A SHORT-TERM (1–3 HR) PARTICULATE MATTER CONCENTRATION FROM A HUMAN-SIGHTED VISUAL RANGE</text:span></text:a><text:span text:style-name="T2">, a report for the Joint Fire Science Program.</text:span></text:p>
      <text:p text:style-name="P2"/>
      <text:p text:style-name="Standard"><text:span text:style-name="T1">Susan M. O'Neill , Peter W. Lahm , Mark J. Fitch &amp; Mike Broughton, 2013, Summary and analysis of approaches linking visual range, PM</text:span><text:span text:style-name="T3">2.5</text:span><text:span text:style-name="T1"> concentrations, and air quality health impact indices for wildfires, Journal of the Air &amp; Waste Management Association, 63:9, 1083-1090, DOI: 10.1080/10962247.2013.8062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Vaughan</meta:initial-creator>
    <dc:creator>HP</dc:creator>
    <meta:editing-cycles>2</meta:editing-cycles>
    <meta:print-date>2016-01-22T18:01:00</meta:print-date>
    <meta:creation-date>2016-01-25T23:29:00</meta:creation-date>
    <dc:date>2016-01-25T23:29:00</dc:date>
    <meta:editing-duration>P0D</meta:editing-duration>
    <meta:generator>LibreOffice/4.2.8.2$Linux_X86_64 LibreOffice_project/420m0$Build-2</meta:generator>
    <meta:document-statistic meta:table-count="0" meta:image-count="0" meta:object-count="0" meta:page-count="4" meta:paragraph-count="49" meta:word-count="1193" meta:character-count="7820" meta:non-whitespace-character-count="6654"/>
    <meta:user-defined meta:name="AppVersion">14.0000</meta:user-defined>
    <meta:user-defined meta:name="Company">Lab for Atmospheric Research, Civil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